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rogreso">
        <table:table-column/>
        <table:table-column/>
        <table:table-column/>
        <table:table-column/>
        <table:table-row>
          <table:table-cell office:value-type="string">
            <text:p>Fecha</text:p>
          </table:table-cell>
          <table:table-cell office:value-type="string">
            <text:p>2025-05-27</text:p>
          </table:table-cell>
          <table:table-cell/>
          <table:table-cell/>
        </table:table-row>
        <table:table-row>
          <table:table-cell office:value-type="string">
            <text:p>Serie</text:p>
          </table:table-cell>
          <table:table-cell office:value-type="string">
            <text:p>Repeticiones</text:p>
          </table:table-cell>
          <table:table-cell office:value-type="string">
            <text:p>Peso (kg)</text:p>
          </table:table-cell>
          <table:table-cell office:value-type="string">
            <text:p>Descanso (seg)</text:p>
          </table:table-cell>
        </table:table-row>
        <table:table-row>
          <table:table-cell office:value="1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  <table:table-row>
          <table:table-cell office:value="2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  <table:table-row>
          <table:table-cell office:value="3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5-27T12:56:42.269812</meta:creation-date>
    <dc:date>2025-05-27T12:56:42.272528</dc:date>
    <meta:generator>http://pypi.python.org/pypi/ezodf/0.1.0$Python3.12.3 (main, Feb  4 2025, 14:48:35) [GCC 13.3.0]</meta:generator>
    <meta:document-statistic/>
    <meta:editing-cycles>1</meta:editing-cycles>
  </office:meta>
</office:document-meta>
</file>